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5.618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Expected Minutes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Minutes Diff</text:p>
          </table:table-cell>
          <table:table-cell/>
          <table:table-cell table:style-name="ce3" office:value-type="string" calcext:value-type="string" table:number-columns-spanned="2" table:number-rows-spanned="1">
            <text:p>Totals</text:p>
          </table:table-cell>
          <table:covered-table-cell/>
          <table:table-cell/>
          <table:table-cell table:style-name="ce1" office:value-type="string" calcext:value-type="string">
            <text:p>Current Total</text:p>
          </table:table-cell>
          <table:table-cell table:formula="of:=SUM([.H2:.H11])" office:value-type="float" office:value="3015" calcext:value-type="float">
            <text:p>3015</text:p>
          </table:table-cell>
          <table:table-cell/>
          <table:table-cell table:style-name="ce1" office:value-type="string" calcext:value-type="string">
            <text:p>Number of Completed Chapters</text:p>
          </table:table-cell>
          <table:table-cell table:style-name="ce1" office:value-type="string" calcext:value-type="string">
            <text:p>Number of Chapters</text:p>
          </table:table-cell>
          <table:table-cell table:style-name="ce1" office:value-type="string" calcext:value-type="string">
            <text:p>Expected Total</text:p>
          </table:table-cell>
          <table:table-cell table:style-name="ce1" office:value-type="string" calcext:value-type="string">
            <text:p>Expected Total (hours)</text:p>
          </table:table-cell>
        </table:table-row>
        <table:table-row table:style-name="ro1">
          <table:table-cell table:style-name="ce1" office:value-type="string" calcext:value-type="string">
            <text:p>About Chapter 1</text:p>
          </table:table-cell>
          <table:table-cell table:style-name="ce1"/>
          <table:table-cell table:formula="of:=IF([.B2]=0;&quot;&quot;;IF([.B2]=1;5;IF([.B2]=2;15;IF([.B2]=3;120;IF([.B2]=4;1200)))))">
            <text:p/>
          </table:table-cell>
          <table:table-cell/>
          <table:table-cell table:formula="of:=IF([.B2]=&quot;&quot;;&quot;&quot;;IF([.D2]=0;-[.C2];[.C2]-[.D2]))">
            <text:p/>
          </table:table-cell>
          <table:table-cell/>
          <table:table-cell table:style-name="ce1" office:value-type="string" calcext:value-type="string">
            <text:p>About Chapter 1</text:p>
          </table:table-cell>
          <table:table-cell table:formula="of:=SUM([.D3:.D4])" office:value-type="float" office:value="85" calcext:value-type="float">
            <text:p>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K1]*([.N2]/[.M2])" office:value-type="float" office:value="50250" calcext:value-type="float">
            <text:p>50250</text:p>
          </table:table-cell>
          <table:table-cell table:formula="of:=[.O2]/60" office:value-type="float" office:value="837.5" calcext:value-type="float">
            <text:p>837.5</text:p>
          </table:table-cell>
        </table:table-row>
        <table:table-row table:style-name="ro1">
          <table:table-cell office:value-type="string" calcext:value-type="string">
            <text:p>Example 1.1</text:p>
          </table:table-cell>
          <table:table-cell table:style-name="ce2"/>
          <table:table-cell table:formula="of:=IF([.B3]=0;&quot;&quot;;IF([.B3]=1;5;IF([.B3]=2;15;IF([.B3]=3;120;IF([.B3]=4;1200)))))">
            <text:p/>
          </table:table-cell>
          <table:table-cell office:value-type="float" office:value="13" calcext:value-type="float">
            <text:p>13</text:p>
          </table:table-cell>
          <table:table-cell table:formula="of:=IF([.B3]=&quot;&quot;;&quot;&quot;;IF([.D3]=0;-[.C3];[.C3]-[.D3]))">
            <text:p/>
          </table:table-cell>
          <table:table-cell/>
          <table:table-cell table:style-name="ce1" office:value-type="string" calcext:value-type="string">
            <text:p>Chapter 1</text:p>
          </table:table-cell>
          <table:table-cell table:formula="of:=SUM([.D6:.D12])" office:value-type="float" office:value="531" calcext:value-type="float">
            <text:p>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rling Approximation</text:p>
          </table:table-cell>
          <table:table-cell table:style-name="ce2"/>
          <table:table-cell table:formula="of:=IF([.B4]=0;&quot;&quot;;IF([.B4]=1;5;IF([.B4]=2;15;IF([.B4]=3;120;IF([.B4]=4;1200)))))">
            <text:p/>
          </table:table-cell>
          <table:table-cell office:value-type="float" office:value="72" calcext:value-type="float">
            <text:p>72</text:p>
          </table:table-cell>
          <table:table-cell table:formula="of:=IF([.B4]=&quot;&quot;;&quot;&quot;;IF([.D4]=0;-[.C4];[.C4]-[.D4]))">
            <text:p/>
          </table:table-cell>
          <table:table-cell/>
          <table:table-cell table:style-name="ce1" office:value-type="string" calcext:value-type="string">
            <text:p>Chapter 2</text:p>
          </table:table-cell>
          <table:table-cell table:formula="of:=SUM([.D20:.D58])" office:value-type="float" office:value="1494" calcext:value-type="float">
            <text:p>14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hapter 1</text:p>
          </table:table-cell>
          <table:table-cell table:style-name="ce1"/>
          <table:table-cell table:formula="of:=IF([.B5]=0;&quot;&quot;;IF([.B5]=1;5;IF([.B5]=2;15;IF([.B5]=3;120;IF([.B5]=4;1200)))))">
            <text:p/>
          </table:table-cell>
          <table:table-cell/>
          <table:table-cell table:formula="of:=IF([.B5]=&quot;&quot;;&quot;&quot;;IF([.D5]=0;-[.C5];[.C5]-[.D5]))">
            <text:p/>
          </table:table-cell>
          <table:table-cell/>
          <table:table-cell table:style-name="ce1" office:value-type="string" calcext:value-type="string">
            <text:p>About Chapter 3</text:p>
          </table:table-cell>
          <table:table-cell table:formula="of:=SUM([.D60:.D63])"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IF([.B6]=0;&quot;&quot;;IF([.B6]=1;5;IF([.B6]=2;15;IF([.B6]=3;120;IF([.B6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6]=&quot;&quot;;&quot;&quot;;IF([.D6]=0;-[.C6];[.C6]-[.D6])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hapter 3</text:p>
          </table:table-cell>
          <table:table-cell table:formula="of:=SUM([.D65:.D75])" office:value-type="float" office:value="309" calcext:value-type="float">
            <text:p>309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IF([.B7]=0;&quot;&quot;;IF([.B7]=1;5;IF([.B7]=2;15;IF([.B7]=3;120;IF([.B7]=4;1200)))))"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formula="of:=IF([.B7]=&quot;&quot;;&quot;&quot;;IF([.D7]=0;-[.C7];[.C7]-[.D7]))" office:value-type="float" office:value="-32" calcext:value-type="float">
            <text:p>-32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IF([.B8]=0;&quot;&quot;;IF([.B8]=1;5;IF([.B8]=2;15;IF([.B8]=3;120;IF([.B8]=4;1200))))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B8]=&quot;&quot;;&quot;&quot;;IF([.D8]=0;-[.C8];[.C8]-[.D8])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[.B9]=0;&quot;&quot;;IF([.B9]=1;5;IF([.B9]=2;15;IF([.B9]=3;120;IF([.B9]=4;1200))))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B9]=&quot;&quot;;&quot;&quot;;IF([.D9]=0;-[.C9];[.C9]-[.D9]))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IF([.B10]=0;&quot;&quot;;IF([.B10]=1;5;IF([.B10]=2;15;IF([.B10]=3;120;IF([.B10]=4;1200)))))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IF([.B10]=&quot;&quot;;&quot;&quot;;IF([.D10]=0;-[.C10];[.C10]-[.D10]))" office:value-type="float" office:value="-22" calcext:value-type="float">
            <text:p>-22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formula="of:=IF([.B11]=0;&quot;&quot;;IF([.B11]=1;5;IF([.B11]=2;15;IF([.B11]=3;120;IF([.B11]=4;1200)))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11]=&quot;&quot;;&quot;&quot;;IF([.D11]=0;-[.C11];[.C11]-[.D11])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[.B12]=0;&quot;&quot;;IF([.B12]=1;5;IF([.B12]=2;15;IF([.B12]=3;120;IF([.B12]=4;1200)))))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IF([.B12]=&quot;&quot;;&quot;&quot;;IF([.D12]=0;-[.C12];[.C12]-[.D12]))" office:value-type="float" office:value="-285" calcext:value-type="float">
            <text:p>-2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e thinking</text:p>
          </table:table-cell>
          <table:table-cell/>
          <table:table-cell table:formula="of:=IF([.B13]=0;&quot;&quot;;IF([.B13]=1;5;IF([.B13]=2;15;IF([.B13]=3;120;IF([.B13]=4;1200)))))">
            <text:p/>
          </table:table-cell>
          <table:table-cell office:value-type="float" office:value="60" calcext:value-type="float">
            <text:p>60</text:p>
          </table:table-cell>
          <table:table-cell table:formula="of:=IF([.B13]=&quot;&quot;;&quot;&quot;;IF([.D13]=0;-[.C13];[.C13]-[.D13]))">
            <text:p/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table:formula="of:=IF([.B14]=0;&quot;&quot;;IF([.B14]=1;5;IF([.B14]=2;15;IF([.B14]=3;120;IF([.B14]=4;1200)))))"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table:formula="of:=IF([.B14]=&quot;&quot;;&quot;&quot;;IF([.D14]=0;-[.C14];[.C14]-[.D14])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formula="of:=IF([.B15]=0;&quot;&quot;;IF([.B15]=1;5;IF([.B15]=2;15;IF([.B15]=3;120;IF([.B15]=4;1200)))))"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table:formula="of:=IF([.B15]=&quot;&quot;;&quot;&quot;;IF([.D15]=0;-[.C15];[.C15]-[.D15]))" office:value-type="float" office:value="-37" calcext:value-type="float">
            <text:p>-37</text:p>
          </table:table-cell>
          <table:table-cell table:number-columns-repeated="11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" calcext:value-type="float">
            <text:p>4</text:p>
          </table:table-cell>
          <table:table-cell table:formula="of:=IF([.B16]=0;&quot;&quot;;IF([.B16]=1;5;IF([.B16]=2;15;IF([.B16]=3;120;IF([.B16]=4;1200)))))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IF([.B16]=&quot;&quot;;&quot;&quot;;IF([.D16]=0;-[.C16];[.C16]-[.D16]))" office:value-type="float" office:value="-1200" calcext:value-type="float">
            <text:p>-1200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table:formula="of:=IF([.B17]=0;&quot;&quot;;IF([.B17]=1;5;IF([.B17]=2;15;IF([.B17]=3;120;IF([.B17]=4;1200))))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[.B17]=&quot;&quot;;&quot;&quot;;IF([.D17]=0;-[.C17];[.C17]-[.D17]))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table:formula="of:=IF([.B18]=0;&quot;&quot;;IF([.B18]=1;5;IF([.B18]=2;15;IF([.B18]=3;120;IF([.B18]=4;1200)))))">
            <text:p/>
          </table:table-cell>
          <table:table-cell/>
          <table:table-cell table:formula="of:=IF([.B18]=&quot;&quot;;&quot;&quot;;IF([.D18]=0;-[.C18];[.C18]-[.D18]))">
            <text:p/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hapter 2</text:p>
          </table:table-cell>
          <table:table-cell/>
          <table:table-cell table:formula="of:=IF([.B19]=0;&quot;&quot;;IF([.B19]=1;5;IF([.B19]=2;15;IF([.B19]=3;120;IF([.B19]=4;1200)))))">
            <text:p/>
          </table:table-cell>
          <table:table-cell/>
          <table:table-cell table:formula="of:=IF([.B19]=&quot;&quot;;&quot;&quot;;IF([.D19]=0;-[.C19];[.C19]-[.D19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</text:p>
          </table:table-cell>
          <table:table-cell table:style-name="ce2"/>
          <table:table-cell table:formula="of:=IF([.B20]=0;&quot;&quot;;IF([.B20]=1;5;IF([.B20]=2;15;IF([.B20]=3;120;IF([.B20]=4;1200)))))">
            <text:p/>
          </table:table-cell>
          <table:table-cell office:value-type="float" office:value="13" calcext:value-type="float">
            <text:p>13</text:p>
          </table:table-cell>
          <table:table-cell table:formula="of:=IF([.B20]=&quot;&quot;;&quot;&quot;;IF([.D20]=0;-[.C20];[.C20]-[.D20]))">
            <text:p/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1" calcext:value-type="float">
            <text:p>1</text:p>
          </table:table-cell>
          <table:table-cell table:formula="of:=IF([.B21]=0;&quot;&quot;;IF([.B21]=1;5;IF([.B21]=2;15;IF([.B21]=3;120;IF([.B21]=4;1200))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1]=&quot;&quot;;&quot;&quot;;IF([.D21]=0;-[.C21];[.C21]-[.D21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table:formula="of:=IF([.B22]=0;&quot;&quot;;IF([.B22]=1;5;IF([.B22]=2;15;IF([.B22]=3;120;IF([.B22]=4;1200)))))">
            <text:p/>
          </table:table-cell>
          <table:table-cell/>
          <table:table-cell table:formula="of:=IF([.B22]=&quot;&quot;;&quot;&quot;;IF([.D22]=0;-[.C22];[.C22]-[.D22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3</text:p>
          </table:table-cell>
          <table:table-cell/>
          <table:table-cell table:formula="of:=IF([.B23]=0;&quot;&quot;;IF([.B23]=1;5;IF([.B23]=2;15;IF([.B23]=3;120;IF([.B23]=4;1200)))))">
            <text:p/>
          </table:table-cell>
          <table:table-cell office:value-type="float" office:value="18" calcext:value-type="float">
            <text:p>18</text:p>
          </table:table-cell>
          <table:table-cell table:formula="of:=IF([.B23]=&quot;&quot;;&quot;&quot;;IF([.D23]=0;-[.C23];[.C23]-[.D23]))">
            <text:p/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[.B24]=0;&quot;&quot;;IF([.B24]=1;5;IF([.B24]=2;15;IF([.B24]=3;120;IF([.B24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24]=&quot;&quot;;&quot;&quot;;IF([.D24]=0;-[.C24];[.C24]-[.D24])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IF([.B25]=0;&quot;&quot;;IF([.B25]=1;5;IF([.B25]=2;15;IF([.B25]=3;120;IF([.B25]=4;1200))))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[.B25]=&quot;&quot;;&quot;&quot;;IF([.D25]=0;-[.C25];[.C25]-[.D25])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6</text:p>
          </table:table-cell>
          <table:table-cell/>
          <table:table-cell table:formula="of:=IF([.B26]=0;&quot;&quot;;IF([.B26]=1;5;IF([.B26]=2;15;IF([.B26]=3;120;IF([.B26]=4;1200)))))">
            <text:p/>
          </table:table-cell>
          <table:table-cell office:value-type="float" office:value="16" calcext:value-type="float">
            <text:p>16</text:p>
          </table:table-cell>
          <table:table-cell table:formula="of:=IF([.B26]=&quot;&quot;;&quot;&quot;;IF([.D26]=0;-[.C26];[.C26]-[.D26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7</text:p>
          </table:table-cell>
          <table:table-cell/>
          <table:table-cell table:formula="of:=IF([.B27]=0;&quot;&quot;;IF([.B27]=1;5;IF([.B27]=2;15;IF([.B27]=3;120;IF([.B27]=4;1200)))))">
            <text:p/>
          </table:table-cell>
          <table:table-cell office:value-type="float" office:value="40" calcext:value-type="float">
            <text:p>40</text:p>
          </table:table-cell>
          <table:table-cell table:formula="of:=IF([.B27]=&quot;&quot;;&quot;&quot;;IF([.D27]=0;-[.C27];[.C27]-[.D27]))">
            <text:p/>
          </table:table-cell>
          <table:table-cell table:number-columns-repeated="11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[.B28]=0;&quot;&quot;;IF([.B28]=1;5;IF([.B28]=2;15;IF([.B28]=3;120;IF([.B28]=4;1200)))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[.B28]=&quot;&quot;;&quot;&quot;;IF([.D28]=0;-[.C28];[.C28]-[.D28])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9</text:p>
          </table:table-cell>
          <table:table-cell/>
          <table:table-cell table:formula="of:=IF([.B29]=0;&quot;&quot;;IF([.B29]=1;5;IF([.B29]=2;15;IF([.B29]=3;120;IF([.B29]=4;1200)))))">
            <text:p/>
          </table:table-cell>
          <table:table-cell office:value-type="float" office:value="0" calcext:value-type="float">
            <text:p>0</text:p>
          </table:table-cell>
          <table:table-cell table:formula="of:=IF([.B29]=&quot;&quot;;&quot;&quot;;IF([.D29]=0;-[.C29];[.C29]-[.D29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0</text:p>
          </table:table-cell>
          <table:table-cell/>
          <table:table-cell table:formula="of:=IF([.B30]=0;&quot;&quot;;IF([.B30]=1;5;IF([.B30]=2;15;IF([.B30]=3;120;IF([.B30]=4;1200)))))">
            <text:p/>
          </table:table-cell>
          <table:table-cell office:value-type="float" office:value="11" calcext:value-type="float">
            <text:p>11</text:p>
          </table:table-cell>
          <table:table-cell table:formula="of:=IF([.B30]=&quot;&quot;;&quot;&quot;;IF([.D30]=0;-[.C30];[.C30]-[.D30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1</text:p>
          </table:table-cell>
          <table:table-cell/>
          <table:table-cell table:formula="of:=IF([.B31]=0;&quot;&quot;;IF([.B31]=1;5;IF([.B31]=2;15;IF([.B31]=3;120;IF([.B31]=4;1200)))))">
            <text:p/>
          </table:table-cell>
          <table:table-cell office:value-type="float" office:value="6" calcext:value-type="float">
            <text:p>6</text:p>
          </table:table-cell>
          <table:table-cell table:formula="of:=IF([.B31]=&quot;&quot;;&quot;&quot;;IF([.D31]=0;-[.C31];[.C31]-[.D31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3</text:p>
          </table:table-cell>
          <table:table-cell/>
          <table:table-cell table:formula="of:=IF([.B32]=0;&quot;&quot;;IF([.B32]=1;5;IF([.B32]=2;15;IF([.B32]=3;120;IF([.B32]=4;1200)))))">
            <text:p/>
          </table:table-cell>
          <table:table-cell office:value-type="float" office:value="11" calcext:value-type="float">
            <text:p>11</text:p>
          </table:table-cell>
          <table:table-cell table:formula="of:=IF([.B32]=&quot;&quot;;&quot;&quot;;IF([.D32]=0;-[.C32];[.C32]-[.D32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4</text:p>
          </table:table-cell>
          <table:table-cell/>
          <table:table-cell table:formula="of:=IF([.B33]=0;&quot;&quot;;IF([.B33]=1;5;IF([.B33]=2;15;IF([.B33]=3;120;IF([.B33]=4;1200)))))">
            <text:p/>
          </table:table-cell>
          <table:table-cell office:value-type="float" office:value="12" calcext:value-type="float">
            <text:p>12</text:p>
          </table:table-cell>
          <table:table-cell table:formula="of:=IF([.B33]=&quot;&quot;;&quot;&quot;;IF([.D33]=0;-[.C33];[.C33]-[.D33]))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 2.15</text:p>
          </table:table-cell>
          <table:table-cell office:value-type="float" office:value="2" calcext:value-type="float">
            <text:p>2</text:p>
          </table:table-cell>
          <table:table-cell table:formula="of:=IF([.B34]=0;&quot;&quot;;IF([.B34]=1;5;IF([.B34]=2;15;IF([.B34]=3;120;IF([.B34]=4;1200))))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F([.B34]=&quot;&quot;;&quot;&quot;;IF([.D34]=0;-[.C34];[.C34]-[.D34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formula="of:=IF([.B35]=0;&quot;&quot;;IF([.B35]=1;5;IF([.B35]=2;15;IF([.B35]=3;120;IF([.B35]=4;1200)))))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formula="of:=IF([.B35]=&quot;&quot;;&quot;&quot;;IF([.D35]=0;-[.C35];[.C35]-[.D35])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table:formula="of:=IF([.B36]=0;&quot;&quot;;IF([.B36]=1;5;IF([.B36]=2;15;IF([.B36]=3;120;IF([.B36]=4;1200))))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B36]=&quot;&quot;;&quot;&quot;;IF([.D36]=0;-[.C36];[.C36]-[.D36]))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table:formula="of:=IF([.B37]=0;&quot;&quot;;IF([.B37]=1;5;IF([.B37]=2;15;IF([.B37]=3;120;IF([.B37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D37]=0;-[.C37];[.C37]-[.D37])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table:formula="of:=IF([.B38]=0;&quot;&quot;;IF([.B38]=1;5;IF([.B38]=2;15;IF([.B38]=3;120;IF([.B38]=4;1200))))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38]=&quot;&quot;;&quot;&quot;;IF([.D38]=0;-[.C38];[.C38]-[.D38])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formula="of:=IF([.B39]=0;&quot;&quot;;IF([.B39]=1;5;IF([.B39]=2;15;IF([.B39]=3;120;IF([.B39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39]=&quot;&quot;;&quot;&quot;;IF([.D39]=0;-[.C39];[.C39]-[.D39])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formula="of:=IF([.B40]=0;&quot;&quot;;IF([.B40]=1;5;IF([.B40]=2;15;IF([.B40]=3;120;IF([.B40]=4;1200)))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40]=&quot;&quot;;&quot;&quot;;IF([.D40]=0;-[.C40];[.C40]-[.D40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table:formula="of:=IF([.B41]=0;&quot;&quot;;IF([.B41]=1;5;IF([.B41]=2;15;IF([.B41]=3;120;IF([.B41]=4;1200)))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F([.B41]=&quot;&quot;;&quot;&quot;;IF([.D41]=0;-[.C41];[.C41]-[.D41])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formula="of:=IF([.B42]=0;&quot;&quot;;IF([.B42]=1;5;IF([.B42]=2;15;IF([.B42]=3;120;IF([.B42]=4;1200)))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42]=&quot;&quot;;&quot;&quot;;IF([.D42]=0;-[.C42];[.C42]-[.D42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table:formula="of:=IF([.B43]=0;&quot;&quot;;IF([.B43]=1;5;IF([.B43]=2;15;IF([.B43]=3;120;IF([.B43]=4;1200)))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B43]=&quot;&quot;;&quot;&quot;;IF([.D43]=0;-[.C43];[.C43]-[.D43])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formula="of:=IF([.B44]=0;&quot;&quot;;IF([.B44]=1;5;IF([.B44]=2;15;IF([.B44]=3;120;IF([.B44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44]=&quot;&quot;;&quot;&quot;;IF([.D44]=0;-[.C44];[.C44]-[.D44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table:formula="of:=IF([.B45]=0;&quot;&quot;;IF([.B45]=1;5;IF([.B45]=2;15;IF([.B45]=3;120;IF([.B45]=4;1200)))))"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formula="of:=IF([.B45]=&quot;&quot;;&quot;&quot;;IF([.D45]=0;-[.C45];[.C45]-[.D45])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table:formula="of:=IF([.B46]=0;&quot;&quot;;IF([.B46]=1;5;IF([.B46]=2;15;IF([.B46]=3;120;IF([.B46]=4;1200)))))"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table:formula="of:=IF([.B46]=&quot;&quot;;&quot;&quot;;IF([.D46]=0;-[.C46];[.C46]-[.D46]))" office:value-type="float" office:value="-140" calcext:value-type="float">
            <text:p>-140</text:p>
          </table:table-cell>
          <table:table-cell table:number-columns-repeated="11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table:formula="of:=IF([.B47]=0;&quot;&quot;;IF([.B47]=1;5;IF([.B47]=2;15;IF([.B47]=3;120;IF([.B47]=4;1200)))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[.B47]=&quot;&quot;;&quot;&quot;;IF([.D47]=0;-[.C47];[.C47]-[.D47]))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formula="of:=IF([.B48]=0;&quot;&quot;;IF([.B48]=1;5;IF([.B48]=2;15;IF([.B48]=3;120;IF([.B48]=4;1200)))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48]=&quot;&quot;;&quot;&quot;;IF([.D48]=0;-[.C48];[.C48]-[.D48])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[.B49]=0;&quot;&quot;;IF([.B49]=1;5;IF([.B49]=2;15;IF([.B49]=3;120;IF([.B49]=4;1200))))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B49]=&quot;&quot;;&quot;&quot;;IF([.D49]=0;-[.C49];[.C49]-[.D49])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" calcext:value-type="float">
            <text:p>2</text:p>
          </table:table-cell>
          <table:table-cell table:formula="of:=IF([.B50]=0;&quot;&quot;;IF([.B50]=1;5;IF([.B50]=2;15;IF([.B50]=3;120;IF([.B50]=4;1200)))))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IF([.B50]=&quot;&quot;;&quot;&quot;;IF([.D50]=0;-[.C50];[.C50]-[.D50]))"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IF([.B51]=0;&quot;&quot;;IF([.B51]=1;5;IF([.B51]=2;15;IF([.B51]=3;120;IF([.B51]=4;1200)))))"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table:formula="of:=IF([.B51]=&quot;&quot;;&quot;&quot;;IF([.D51]=0;-[.C51];[.C51]-[.D51]))" office:value-type="float" office:value="-74" calcext:value-type="float">
            <text:p>-74</text:p>
          </table:table-cell>
          <table:table-cell table:number-columns-repeated="11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table:formula="of:=IF([.B52]=0;&quot;&quot;;IF([.B52]=1;5;IF([.B52]=2;15;IF([.B52]=3;120;IF([.B52]=4;1200)))))"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formula="of:=IF([.B52]=&quot;&quot;;&quot;&quot;;IF([.D52]=0;-[.C52];[.C52]-[.D52]))" office:value-type="float" office:value="-69" calcext:value-type="float">
            <text:p>-69</text:p>
          </table:table-cell>
          <table:table-cell table:number-columns-repeated="11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table:formula="of:=IF([.B53]=0;&quot;&quot;;IF([.B53]=1;5;IF([.B53]=2;15;IF([.B53]=3;120;IF([.B53]=4;1200)))))"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IF([.B53]=&quot;&quot;;&quot;&quot;;IF([.D53]=0;-[.C53];[.C53]-[.D53]))" office:value-type="float" office:value="-49" calcext:value-type="float">
            <text:p>-49</text:p>
          </table:table-cell>
          <table:table-cell table:number-columns-repeated="11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table:formula="of:=IF([.B54]=0;&quot;&quot;;IF([.B54]=1;5;IF([.B54]=2;15;IF([.B54]=3;120;IF([.B54]=4;1200)))))"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formula="of:=IF([.B54]=&quot;&quot;;&quot;&quot;;IF([.D54]=0;-[.C54];[.C54]-[.D54]))" office:value-type="float" office:value="-179" calcext:value-type="float">
            <text:p>-179</text:p>
          </table:table-cell>
          <table:table-cell table:number-columns-repeated="11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table:formula="of:=IF([.B55]=0;&quot;&quot;;IF([.B55]=1;5;IF([.B55]=2;15;IF([.B55]=3;120;IF([.B55]=4;1200)))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55]=&quot;&quot;;&quot;&quot;;IF([.D55]=0;-[.C55];[.C55]-[.D55]))"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table:formula="of:=IF([.B56]=0;&quot;&quot;;IF([.B56]=1;5;IF([.B56]=2;15;IF([.B56]=3;120;IF([.B56]=4;1200)))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[.B56]=&quot;&quot;;&quot;&quot;;IF([.D56]=0;-[.C56];[.C56]-[.D56])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table:formula="of:=IF([.B57]=0;&quot;&quot;;IF([.B57]=1;5;IF([.B57]=2;15;IF([.B57]=3;120;IF([.B57]=4;1200)))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57]=&quot;&quot;;&quot;&quot;;IF([.D57]=0;-[.C57];[.C57]-[.D57])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formula="of:=IF([.B58]=0;&quot;&quot;;IF([.B58]=1;5;IF([.B58]=2;15;IF([.B58]=3;120;IF([.B58]=4;1200)))))" office:value-type="float" office:value="120" calcext:value-type="float">
            <text:p>120</text:p>
          </table:table-cell>
          <table:table-cell office:value-type="float" office:value="253" calcext:value-type="float">
            <text:p>253</text:p>
          </table:table-cell>
          <table:table-cell table:formula="of:=IF([.B58]=&quot;&quot;;&quot;&quot;;IF([.D58]=0;-[.C58];[.C58]-[.D58]))" office:value-type="float" office:value="-133" calcext:value-type="float">
            <text:p>-13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bout Chapter 3</text:p>
          </table:table-cell>
          <table:table-cell/>
          <table:table-cell table:formula="of:=IF([.B59]=0;&quot;&quot;;IF([.B59]=1;5;IF([.B59]=2;15;IF([.B59]=3;120;IF([.B59]=4;1200)))))">
            <text:p/>
          </table:table-cell>
          <table:table-cell/>
          <table:table-cell table:formula="of:=IF([.B59]=&quot;&quot;;&quot;&quot;;IF([.D59]=0;-[.C59];[.C59]-[.D59]))">
            <text:p/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IF([.B60]=0;&quot;&quot;;IF([.B60]=1;5;IF([.B60]=2;15;IF([.B60]=3;120;IF([.B60]=4;1200)))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60]=&quot;&quot;;&quot;&quot;;IF([.D60]=0;-[.C60];[.C60]-[.D60]))"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]=&quot;&quot;;&quot;&quot;;IF([.D61]=0;-[.C61];[.C61]-[.D61]))"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IF([.B62]=0;&quot;&quot;;IF([.B62]=1;5;IF([.B62]=2;15;IF([.B62]=3;120;IF([.B62]=4;1200)))))"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  <table:table-cell table:formula="of:=IF([.B62]=&quot;&quot;;&quot;&quot;;IF([.D62]=0;-[.C62];[.C62]-[.D62]))" office:value-type="float" office:value="-58" calcext:value-type="float">
            <text:p>-58</text:p>
          </table:table-cell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formula="of:=IF([.B63]=0;&quot;&quot;;IF([.B63]=1;5;IF([.B63]=2;15;IF([.B63]=3;120;IF([.B63]=4;1200)))))"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formula="of:=IF([.B63]=&quot;&quot;;&quot;&quot;;IF([.D63]=0;-[.C63];[.C63]-[.D63]))" office:value-type="float" office:value="-280" calcext:value-type="float">
            <text:p>-28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hapter 3</text:p>
          </table:table-cell>
          <table:table-cell/>
          <table:table-cell table:formula="of:=IF([.B64]=0;&quot;&quot;;IF([.B64]=1;5;IF([.B64]=2;15;IF([.B64]=3;120;IF([.B64]=4;1200)))))">
            <text:p/>
          </table:table-cell>
          <table:table-cell/>
          <table:table-cell table:formula="of:=IF([.B64]=&quot;&quot;;&quot;&quot;;IF([.D64]=0;-[.C64];[.C64]-[.D64]))">
            <text:p/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IF([.B65]=0;&quot;&quot;;IF([.B65]=1;5;IF([.B65]=2;15;IF([.B65]=3;120;IF([.B65]=4;1200)))))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IF([.B65]=&quot;&quot;;&quot;&quot;;IF([.D65]=0;-[.C65];[.C65]-[.D65]))" office:value-type="float" office:value="-55" calcext:value-type="float">
            <text:p>-55</text:p>
          </table:table-cell>
          <table:table-cell table:number-columns-repeated="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formula="of:=IF([.B66]=0;&quot;&quot;;IF([.B66]=1;5;IF([.B66]=2;15;IF([.B66]=3;120;IF([.B66]=4;1200))))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IF([.B66]=&quot;&quot;;&quot;&quot;;IF([.D66]=0;-[.C66];[.C66]-[.D66]))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table:formula="of:=IF([.B67]=0;&quot;&quot;;IF([.B67]=1;5;IF([.B67]=2;15;IF([.B67]=3;120;IF([.B67]=4;1200)))))"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IF([.B67]=&quot;&quot;;&quot;&quot;;IF([.D67]=0;-[.C67];[.C67]-[.D67]))"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table:formula="of:=IF([.B68]=0;&quot;&quot;;IF([.B68]=1;5;IF([.B68]=2;15;IF([.B68]=3;120;IF([.B68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68]=&quot;&quot;;&quot;&quot;;IF([.D68]=0;-[.C68];[.C68]-[.D68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formula="of:=IF([.B69]=0;&quot;&quot;;IF([.B69]=1;5;IF([.B69]=2;15;IF([.B69]=3;120;IF([.B69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69]=&quot;&quot;;&quot;&quot;;IF([.D69]=0;-[.C69];[.C69]-[.D69])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IF([.B70]=0;&quot;&quot;;IF([.B70]=1;5;IF([.B70]=2;15;IF([.B70]=3;120;IF([.B70]=4;1200))))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IF([.B70]=&quot;&quot;;&quot;&quot;;IF([.D70]=0;-[.C70];[.C70]-[.D70])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" calcext:value-type="float">
            <text:p>2</text:p>
          </table:table-cell>
          <table:table-cell table:formula="of:=IF([.B71]=0;&quot;&quot;;IF([.B71]=1;5;IF([.B71]=2;15;IF([.B71]=3;120;IF([.B71]=4;1200))))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71]=&quot;&quot;;&quot;&quot;;IF([.D71]=0;-[.C71];[.C71]-[.D71])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table:formula="of:=IF([.B72]=0;&quot;&quot;;IF([.B72]=1;5;IF([.B72]=2;15;IF([.B72]=3;120;IF([.B72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72]=&quot;&quot;;&quot;&quot;;IF([.D72]=0;-[.C72];[.C72]-[.D72])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table:formula="of:=IF([.B73]=0;&quot;&quot;;IF([.B73]=1;5;IF([.B73]=2;15;IF([.B73]=3;120;IF([.B73]=4;1200)))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73]=&quot;&quot;;&quot;&quot;;IF([.D73]=0;-[.C73];[.C73]-[.D73])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formula="of:=IF([.B74]=0;&quot;&quot;;IF([.B74]=1;5;IF([.B74]=2;15;IF([.B74]=3;120;IF([.B74]=4;1200))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74]=&quot;&quot;;&quot;&quot;;IF([.D74]=0;-[.C74];[.C74]-[.D74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table:formula="of:=IF([.B75]=0;&quot;&quot;;IF([.B75]=1;5;IF([.B75]=2;15;IF([.B75]=3;120;IF([.B75]=4;1200)))))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IF([.B75]=&quot;&quot;;&quot;&quot;;IF([.D75]=0;-[.C75];[.C75]-[.D75]))" office:value-type="float" office:value="-12" calcext:value-type="float">
            <text:p>-1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hapter 4</text:p>
          </table:table-cell>
          <table:table-cell/>
          <table:table-cell table:formula="of:=IF([.B76]=0;&quot;&quot;;IF([.B76]=1;5;IF([.B76]=2;15;IF([.B76]=3;120;IF([.B76]=4;1200)))))">
            <text:p/>
          </table:table-cell>
          <table:table-cell/>
          <table:table-cell table:formula="of:=IF([.B76]=&quot;&quot;;&quot;&quot;;IF([.D76]=0;-[.C76];[.C76]-[.D76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77]=0;&quot;&quot;;IF([.B77]=1;5;IF([.B77]=2;15;IF([.B77]=3;120;IF([.B77]=4;1200)))))">
            <text:p/>
          </table:table-cell>
          <table:table-cell/>
          <table:table-cell table:formula="of:=IF([.B77]=&quot;&quot;;&quot;&quot;;IF([.D77]=0;-[.C77];[.C77]-[.D77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78]=0;&quot;&quot;;IF([.B78]=1;5;IF([.B78]=2;15;IF([.B78]=3;120;IF([.B78]=4;1200)))))">
            <text:p/>
          </table:table-cell>
          <table:table-cell/>
          <table:table-cell table:formula="of:=IF([.B78]=&quot;&quot;;&quot;&quot;;IF([.D78]=0;-[.C78];[.C78]-[.D78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79]=0;&quot;&quot;;IF([.B79]=1;5;IF([.B79]=2;15;IF([.B79]=3;120;IF([.B79]=4;1200)))))">
            <text:p/>
          </table:table-cell>
          <table:table-cell/>
          <table:table-cell table:formula="of:=IF([.B79]=&quot;&quot;;&quot;&quot;;IF([.D79]=0;-[.C79];[.C79]-[.D79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80]=0;&quot;&quot;;IF([.B80]=1;5;IF([.B80]=2;15;IF([.B80]=3;120;IF([.B80]=4;1200)))))">
            <text:p/>
          </table:table-cell>
          <table:table-cell/>
          <table:table-cell table:formula="of:=IF([.B80]=&quot;&quot;;&quot;&quot;;IF([.D80]=0;-[.C80];[.C80]-[.D80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81]=0;&quot;&quot;;IF([.B81]=1;5;IF([.B81]=2;15;IF([.B81]=3;120;IF([.B81]=4;1200)))))">
            <text:p/>
          </table:table-cell>
          <table:table-cell/>
          <table:table-cell table:formula="of:=IF([.B81]=&quot;&quot;;&quot;&quot;;IF([.D81]=0;-[.C81];[.C81]-[.D81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82]=0;&quot;&quot;;IF([.B82]=1;5;IF([.B82]=2;15;IF([.B82]=3;120;IF([.B82]=4;1200)))))">
            <text:p/>
          </table:table-cell>
          <table:table-cell/>
          <table:table-cell table:formula="of:=IF([.B82]=&quot;&quot;;&quot;&quot;;IF([.D82]=0;-[.C82];[.C82]-[.D82]))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IF([.B83]=0;&quot;&quot;;IF([.B83]=1;5;IF([.B83]=2;15;IF([.B83]=3;120;IF([.B83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4]=0;&quot;&quot;;IF([.B84]=1;5;IF([.B84]=2;15;IF([.B84]=3;120;IF([.B84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5]=0;&quot;&quot;;IF([.B85]=1;5;IF([.B85]=2;15;IF([.B85]=3;120;IF([.B85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6]=0;&quot;&quot;;IF([.B86]=1;5;IF([.B86]=2;15;IF([.B86]=3;120;IF([.B86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7]=0;&quot;&quot;;IF([.B87]=1;5;IF([.B87]=2;15;IF([.B87]=3;120;IF([.B87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8]=0;&quot;&quot;;IF([.B88]=1;5;IF([.B88]=2;15;IF([.B88]=3;120;IF([.B88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89]=0;&quot;&quot;;IF([.B89]=1;5;IF([.B89]=2;15;IF([.B89]=3;120;IF([.B89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0]=0;&quot;&quot;;IF([.B90]=1;5;IF([.B90]=2;15;IF([.B90]=3;120;IF([.B90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1]=0;&quot;&quot;;IF([.B91]=1;5;IF([.B91]=2;15;IF([.B91]=3;120;IF([.B91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2]=0;&quot;&quot;;IF([.B92]=1;5;IF([.B92]=2;15;IF([.B92]=3;120;IF([.B92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3]=0;&quot;&quot;;IF([.B93]=1;5;IF([.B93]=2;15;IF([.B93]=3;120;IF([.B93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4]=0;&quot;&quot;;IF([.B94]=1;5;IF([.B94]=2;15;IF([.B94]=3;120;IF([.B94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5]=0;&quot;&quot;;IF([.B95]=1;5;IF([.B95]=2;15;IF([.B95]=3;120;IF([.B95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6]=0;&quot;&quot;;IF([.B96]=1;5;IF([.B96]=2;15;IF([.B96]=3;120;IF([.B96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7]=0;&quot;&quot;;IF([.B97]=1;5;IF([.B97]=2;15;IF([.B97]=3;120;IF([.B97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8]=0;&quot;&quot;;IF([.B98]=1;5;IF([.B98]=2;15;IF([.B98]=3;120;IF([.B98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99]=0;&quot;&quot;;IF([.B99]=1;5;IF([.B99]=2;15;IF([.B99]=3;120;IF([.B99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0]=0;&quot;&quot;;IF([.B100]=1;5;IF([.B100]=2;15;IF([.B100]=3;120;IF([.B100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1]=0;&quot;&quot;;IF([.B101]=1;5;IF([.B101]=2;15;IF([.B101]=3;120;IF([.B101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2]=0;&quot;&quot;;IF([.B102]=1;5;IF([.B102]=2;15;IF([.B102]=3;120;IF([.B102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3]=0;&quot;&quot;;IF([.B103]=1;5;IF([.B103]=2;15;IF([.B103]=3;120;IF([.B103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4]=0;&quot;&quot;;IF([.B104]=1;5;IF([.B104]=2;15;IF([.B104]=3;120;IF([.B104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5]=0;&quot;&quot;;IF([.B105]=1;5;IF([.B105]=2;15;IF([.B105]=3;120;IF([.B105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6]=0;&quot;&quot;;IF([.B106]=1;5;IF([.B106]=2;15;IF([.B106]=3;120;IF([.B106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7]=0;&quot;&quot;;IF([.B107]=1;5;IF([.B107]=2;15;IF([.B107]=3;120;IF([.B107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8]=0;&quot;&quot;;IF([.B108]=1;5;IF([.B108]=2;15;IF([.B108]=3;120;IF([.B108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9]=0;&quot;&quot;;IF([.B109]=1;5;IF([.B109]=2;15;IF([.B109]=3;120;IF([.B109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0]=0;&quot;&quot;;IF([.B110]=1;5;IF([.B110]=2;15;IF([.B110]=3;120;IF([.B110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1]=0;&quot;&quot;;IF([.B111]=1;5;IF([.B111]=2;15;IF([.B111]=3;120;IF([.B111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2]=0;&quot;&quot;;IF([.B112]=1;5;IF([.B112]=2;15;IF([.B112]=3;120;IF([.B112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3]=0;&quot;&quot;;IF([.B113]=1;5;IF([.B113]=2;15;IF([.B113]=3;120;IF([.B113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4]=0;&quot;&quot;;IF([.B114]=1;5;IF([.B114]=2;15;IF([.B114]=3;120;IF([.B114]=4;1200)))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5]=0;&quot;&quot;;IF([.B115]=1;5;IF([.B115]=2;15;IF([.B115]=3;120;IF([.B115]=4;1200)))))">
            <text:p/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35:24.781874960</meta:creation-date>
    <dc:date>2017-04-12T14:43:24.223130227</dc:date>
    <meta:editing-duration>PT3H7M31S</meta:editing-duration>
    <meta:editing-cycles>15</meta:editing-cycles>
    <meta:generator>LibreOffice/4.2.8.2$Linux_X86_64 LibreOffice_project/420m0$Build-2</meta:generator>
    <meta:document-statistic meta:table-count="1" meta:cell-count="416" meta:object-count="0"/>
  </office:meta>
</office:document-meta>
</file>